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color="#cc0000" fo:font-size="20pt" officeooo:rsid="0017a6fb" officeooo:paragraph-rsid="0017a6fb" style:font-size-asian="17.5pt" style:font-size-complex="20pt"/>
    </style:style>
    <style:style style:name="P2" style:family="paragraph" style:parent-style-name="Preformatted_20_Text">
      <style:text-properties fo:color="#cc0000" fo:font-size="10pt" officeooo:rsid="00205ed4" officeooo:paragraph-rsid="00205ed4" style:font-size-asian="10pt" style:font-size-complex="10pt"/>
    </style:style>
    <style:style style:name="P3" style:family="paragraph" style:parent-style-name="Preformatted_20_Text">
      <style:paragraph-properties fo:text-align="start" style:justify-single-word="false"/>
      <style:text-properties fo:color="#000000" fo:font-size="10pt" officeooo:rsid="0017a6fb" officeooo:paragraph-rsid="0017a6fb" style:font-size-asian="10pt" style:font-size-complex="10pt"/>
    </style:style>
    <style:style style:name="P4" style:family="paragraph" style:parent-style-name="Preformatted_20_Text">
      <style:paragraph-properties fo:text-align="justify" style:justify-single-word="false"/>
      <style:text-properties fo:color="#000000" fo:font-size="10pt" officeooo:rsid="0017a6fb" officeooo:paragraph-rsid="0017a6fb" style:font-size-asian="10pt" style:font-size-complex="10pt"/>
    </style:style>
    <style:style style:name="P5" style:family="paragraph" style:parent-style-name="Preformatted_20_Text">
      <style:paragraph-properties fo:text-align="justify" style:justify-single-word="false"/>
      <style:text-properties fo:color="#000000" fo:font-size="10pt" officeooo:rsid="00192019" officeooo:paragraph-rsid="00192019" style:font-size-asian="10pt" style:font-size-complex="10pt"/>
    </style:style>
    <style:style style:name="P6" style:family="paragraph" style:parent-style-name="Preformatted_20_Text">
      <style:text-properties fo:font-size="10pt" style:font-size-asian="10pt" style:font-size-complex="10pt"/>
    </style:style>
    <style:style style:name="P7" style:family="paragraph" style:parent-style-name="Preformatted_20_Text">
      <style:text-properties fo:font-size="10pt" officeooo:paragraph-rsid="00192019" style:font-size-asian="10pt" style:font-size-complex="10pt"/>
    </style:style>
    <style:style style:name="P8" style:family="paragraph" style:parent-style-name="Preformatted_20_Text">
      <style:text-properties fo:font-size="10pt" officeooo:rsid="00192019" officeooo:paragraph-rsid="00192019" style:font-size-asian="10pt" style:font-size-complex="10pt"/>
    </style:style>
    <style:style style:name="P9" style:family="paragraph" style:parent-style-name="Preformatted_20_Text">
      <style:text-properties fo:font-size="10pt" officeooo:rsid="00198b3d" officeooo:paragraph-rsid="00198b3d" style:font-size-asian="10pt" style:font-size-complex="10pt"/>
    </style:style>
    <style:style style:name="P10" style:family="paragraph" style:parent-style-name="Preformatted_20_Text">
      <style:text-properties fo:font-size="10pt" officeooo:rsid="001b358d" officeooo:paragraph-rsid="001b358d" style:font-size-asian="10pt" style:font-size-complex="10pt"/>
    </style:style>
    <style:style style:name="P11" style:family="paragraph" style:parent-style-name="Preformatted_20_Text">
      <style:text-properties fo:font-size="10pt" officeooo:rsid="001cc165" officeooo:paragraph-rsid="001cc165" style:font-size-asian="10pt" style:font-size-complex="10pt"/>
    </style:style>
    <style:style style:name="P12" style:family="paragraph" style:parent-style-name="Preformatted_20_Text">
      <style:text-properties fo:font-size="10pt" officeooo:rsid="00205ed4" officeooo:paragraph-rsid="00205ed4" style:font-size-asian="10pt" style:font-size-complex="10pt"/>
    </style:style>
    <style:style style:name="P13" style:family="paragraph" style:parent-style-name="Preformatted_20_Text">
      <style:text-properties fo:color="#009900" fo:font-size="10pt" officeooo:rsid="001cc165" officeooo:paragraph-rsid="001cc165" style:font-size-asian="10pt" style:font-size-complex="10pt"/>
    </style:style>
    <style:style style:name="P14" style:family="paragraph" style:parent-style-name="Preformatted_20_Text">
      <style:text-properties fo:color="#009900" fo:font-size="10pt" officeooo:rsid="001cc165" officeooo:paragraph-rsid="00205ed4" style:font-size-asian="10pt" style:font-size-complex="10pt"/>
    </style:style>
    <style:style style:name="P15" style:family="paragraph" style:parent-style-name="Preformatted_20_Text">
      <style:text-properties fo:color="#009900" fo:font-size="10pt" officeooo:rsid="001cc165" officeooo:paragraph-rsid="0021af52" style:font-size-asian="10pt" style:font-size-complex="10pt"/>
    </style:style>
    <style:style style:name="P16" style:family="paragraph" style:parent-style-name="Preformatted_20_Text">
      <style:text-properties fo:color="#009900" fo:font-size="10pt" officeooo:rsid="0021af52" officeooo:paragraph-rsid="0021af52" style:font-size-asian="10pt" style:font-size-complex="10pt"/>
    </style:style>
    <style:style style:name="P17" style:family="paragraph" style:parent-style-name="Preformatted_20_Text">
      <style:text-properties fo:color="#000099" fo:font-size="10pt" officeooo:rsid="00192019" officeooo:paragraph-rsid="00192019" style:font-size-asian="10pt" style:font-size-complex="10pt"/>
    </style:style>
    <style:style style:name="P18" style:family="paragraph" style:parent-style-name="Preformatted_20_Text">
      <style:text-properties fo:color="#000099" fo:font-size="10pt" officeooo:rsid="00198b3d" officeooo:paragraph-rsid="00198b3d" style:font-size-asian="10pt" style:font-size-complex="10pt"/>
    </style:style>
    <style:style style:name="P19" style:family="paragraph" style:parent-style-name="Preformatted_20_Text">
      <style:text-properties fo:color="#0000cc" fo:font-size="10pt" officeooo:rsid="00205ed4" officeooo:paragraph-rsid="00205ed4" style:font-size-asian="10pt" style:font-size-complex="10pt"/>
    </style:style>
    <style:style style:name="T1" style:family="text">
      <style:text-properties officeooo:rsid="0017a6fb"/>
    </style:style>
    <style:style style:name="T2" style:family="text">
      <style:text-properties officeooo:rsid="00192019"/>
    </style:style>
    <style:style style:name="T3" style:family="text">
      <style:text-properties fo:color="#000000"/>
    </style:style>
    <style:style style:name="T4" style:family="text">
      <style:text-properties fo:color="#000000" officeooo:rsid="00192019"/>
    </style:style>
    <style:style style:name="T5" style:family="text">
      <style:text-properties fo:color="#000000" officeooo:rsid="00198b3d"/>
    </style:style>
    <style:style style:name="T6" style:family="text">
      <style:text-properties fo:color="#000000" fo:font-weight="normal" style:font-weight-asian="normal" style:font-weight-complex="normal"/>
    </style:style>
    <style:style style:name="T7" style:family="text">
      <style:text-properties fo:color="#000000" officeooo:rsid="001b358d"/>
    </style:style>
    <style:style style:name="T8" style:family="text">
      <style:text-properties fo:color="#000000" officeooo:rsid="001cc165"/>
    </style:style>
    <style:style style:name="T9" style:family="text">
      <style:text-properties fo:color="#000000" officeooo:rsid="001e7fcd"/>
    </style:style>
    <style:style style:name="T10" style:family="text">
      <style:text-properties fo:color="#000000" officeooo:rsid="00205ed4"/>
    </style:style>
    <style:style style:name="T11" style:family="text">
      <style:text-properties fo:color="#000000" officeooo:rsid="0021af52"/>
    </style:style>
    <style:style style:name="T12" style:family="text">
      <style:text-properties fo:color="#0000cc" fo:font-weight="bold" style:font-weight-asian="bold" style:font-weight-complex="bold"/>
    </style:style>
    <style:style style:name="T13" style:family="text">
      <style:text-properties fo:color="#0000cc" fo:font-weight="bold" officeooo:rsid="00198b3d" style:font-weight-asian="bold" style:font-weight-complex="bold"/>
    </style:style>
    <style:style style:name="T14" style:family="text">
      <style:text-properties officeooo:rsid="001b358d"/>
    </style:style>
    <style:style style:name="T15" style:family="text">
      <style:text-properties fo:color="#009900"/>
    </style:style>
    <style:style style:name="T16" style:family="text">
      <style:text-properties fo:color="#000099"/>
    </style:style>
    <style:style style:name="T17" style:family="text">
      <style:text-properties officeooo:rsid="00205ed4"/>
    </style:style>
    <style:style style:name="T18" style:family="text">
      <style:text-properties officeooo:rsid="0021af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y system simulator</text:p>
      <text:p text:style-name="P1">(Manuel Furia)</text:p>
      <text:p text:style-name="P1"/>
      <text:p text:style-name="P3">Introduction:</text:p>
      <text:p text:style-name="P3"/>
      <text:p text:style-name="P4">The n-body problem is the problem of predicting the motion of n celestial object gravitationally interacting. The n-body problem can be solved analytically for n=2, but the solution becomes hard (impossible with first integrals methods) for n &gt;= 3.</text:p>
      <text:p text:style-name="P4">A possible approach to treat the problem is to simulate it numerically, starting from the initial condition and using a numerical integration method to solve the differential equation.<text:line-break/>This approach is used in this project, applying the velocity Verlet algorithm to integrate velocity and position.</text:p>
      <text:p text:style-name="P4"/>
      <text:p text:style-name="P4"/>
      <text:p text:style-name="P5">Methods:</text:p>
      <text:p text:style-name="P5"/>
      <text:p text:style-name="P4">For every object, calculate with the Universal Law of Gravitation the force that every other object exerts on it and sum them. Then divide by mass to get the acceleration, and calculate the next acceleration, position and velocity with Verlet:</text:p>
      <text:p text:style-name="P4"/>
      <text:p text:style-name="P4">a(i+1) = sum(F(i+1) / m)</text:p>
      <text:p text:style-name="P4">v(i+1) = <text:span text:style-name="T2">v(i) +</text:span> ½ <text:span text:style-name="T2">(a(</text:span>i) <text:span text:style-name="T2">+ a(i+1)) * dt</text:span></text:p>
      <text:p text:style-name="P5">x(i+1) = x(i) + v(i) * dt + <text:span text:style-name="T1">½ </text:span>a(i) * dt^2</text:p>
      <text:p text:style-name="P5"/>
      <text:p text:style-name="P7"><text:span text:style-name="T4">with (i) being the current step, (i+1) the next one ad dt the time difference between the two.</text:span></text:p>
      <text:p text:style-name="P8"/>
      <text:p text:style-name="P8"/>
      <text:p text:style-name="P6"/>
      <text:p text:style-name="P8"><text:span text:style-name="T3">Implementation:</text:span></text:p>
      <text:p text:style-name="P8"/>
      <text:p text:style-name="P8"><text:span text:style-name="T3">This project is aimed to calculate the motion of n celestial bodies with the algorithm described in the previous section, analyze this motion to obtain useful information (ex. Periods of the orbits) and produce plots and animations of the simulation.</text:span></text:p>
      <text:p text:style-name="P8"><text:span text:style-name="T3">The project is implemented in two programming languages: fortran for the simulation and python for the plotting and animation.</text:span></text:p>
      <text:p text:style-name="P8"/>
      <text:p text:style-name="P8"><text:span text:style-name="T3">Build the project:</text:span></text:p>
      <text:p text:style-name="P8"><text:span text:style-name="T3">To compile the project, open a shell and cd into the /src directory, then launch the following command:</text:span></text:p>
      <text:p text:style-name="P8"><text:span text:style-name="T3"/></text:p>
      <text:p text:style-name="P17">gfortran -o ../run/celsim celestial.f90 loadsave.f90 orbit.f90 phys.f90 main.f90</text:p>
      <text:p text:style-name="P8"/>
      <text:p text:style-name="P8"><text:span text:style-name="T3">The program will be placed in /run, and it will be called celsim.<text:line-break/><text:line-break/>To use the program, cd into run and launch:</text:span></text:p>
      <text:p text:style-name="P8"/>
      <text:p text:style-name="P17">./celsim input_parameters_file output_sim_file</text:p>
      <text:p text:style-name="P8"/>
      <text:p text:style-name="P8"><text:span text:style-name="T3">Examples are given in the “Results” section.</text:span></text:p>
      <text:p text:style-name="P8"/>
      <text:p text:style-name="P11">Use the program:</text:p>
      <text:p text:style-name="P8"><text:span text:style-name="T3">The program take as input a text file containing the parameters, formatted as </text:span><text:soft-page-break/><text:span text:style-name="T3">specified in </text:span><text:span text:style-name="T5">the</text:span><text:span text:style-name="T3"> </text:span><text:span text:style-name="T13">format_specification.txt</text:span><text:span text:style-name="T5"> file, contained in the project folder.</text:span></text:p>
      <text:p text:style-name="P9"><text:span text:style-name="T3">Namely, it requires the length of the time step (dt), the total duration of the animation, the number of simulation steps that should be saved on the output file, the amount of savings between two debug screen print, the number of object and a list of the object names and their properties.</text:span></text:p>
      <text:p text:style-name="P9"><text:span text:style-name="T3">Examples of input files are given in the subfolder /inputs.</text:span></text:p>
      <text:p text:style-name="P9"><text:span text:style-name="T3">NOTE: It is also possible to produce an input file with the python script simgen.py, simply cd into run and launch: “</text:span><text:span text:style-name="T16">python simgen.py</text:span><text:span text:style-name="T3">”, and follow the inst</text:span><text:span text:style-name="T8">r</text:span><text:span text:style-name="T3">uctions.</text:span></text:p>
      <text:p text:style-name="P9"/>
      <text:p text:style-name="P9"><text:span text:style-name="T3">The program produces as output a text file, with the information about the current state of the bodies for every steps (see </text:span><text:span text:style-name="T12">format_specification.txt</text:span><text:span text:style-name="T6">)</text:span><text:span text:style-name="T3">. It saves the first step, and then the amount of step requested (so the output will have always a state more than what requested, the first one).</text:span></text:p>
      <text:p text:style-name="P9"/>
      <text:p text:style-name="P9"><text:span text:style-name="T3">The output can be read by a human, or passed t</text:span><text:span text:style-name="T7">o animator.py to produce a list of .png images plotting every state in the file:</text:span></text:p>
      <text:p text:style-name="P9"/>
      <text:p text:style-name="P18"><text:span text:style-name="T14">./animator.py plane input_parameters_file input_sim_file output_dir</text:span></text:p>
      <text:p text:style-name="P9"/>
      <text:p text:style-name="P10"><text:span text:style-name="T15">plane</text:span><text:span text:style-name="T3"> → the coordinate plane tho project the animation graphics on, can be “xy”, “xz” or “yz”.</text:span></text:p>
      <text:p text:style-name="P10"/>
      <text:p text:style-name="P10"><text:span text:style-name="T15">input_parameters_file</text:span><text:span text:style-name="T3"> → the file used to generate the simulation, it is required by the script to associate the objects and their masses, which are not in the output sim file.</text:span></text:p>
      <text:p text:style-name="P10"/>
      <text:p text:style-name="P10"><text:span text:style-name="T15">input_sim_file</text:span><text:span text:style-name="T3"> → the file generated by the simulator (celsim).</text:span></text:p>
      <text:p text:style-name="P10"/>
      <text:p text:style-name="P10"><text:span text:style-name="T15">output_dir</text:span><text:span text:style-name="T3"> → the name of the directory in which to put the images. It should be an empty or nonexistent directory(it will be created).</text:span></text:p>
      <text:p text:style-name="P10"/>
      <text:p text:style-name="P11"><text:span text:style-name="T3">Examples are given in the “Result” section.</text:span></text:p>
      <text:p text:style-name="P11"/>
      <text:p text:style-name="P12">The images produces with the script can be joined in an animated gif with the linux program “convert” (package ImageMagick):</text:p>
      <text:p text:style-name="P12"/>
      <text:p text:style-name="P19">convert -delay 10 folder/*.png animation.gif</text:p>
      <text:p text:style-name="P12"/>
      <text:p text:style-name="P11"/>
      <text:p text:style-name="P2">NOTE: to run the python programs, python 2.7 is required, and the numpy, scipy and matplotlib packages have to be installed.</text:p>
      <text:p text:style-name="P2"/>
      <text:p text:style-name="P11"><text:span text:style-name="T3"/></text:p>
      <text:p text:style-name="P11">Structure of the program:</text:p>
      <text:p text:style-name="P11"/>
      <text:p text:style-name="P11">The simulator is written in fortran, and structured in 4 utility modules and a main program module.</text:p>
      <text:p text:style-name="P11">The modules are:</text:p>
      <text:p text:style-name="P11"/>
      <text:p text:style-name="P11"><text:span text:style-name="T15">Celestial</text:span> → Manages the celestial bodies and their informations.<text:line-break/><text:span text:style-name="T15">Orbit</text:span> → Tries to extract data about the orbits of the objects by analyzing thei motion.</text:p>
      <text:p text:style-name="P11"><text:span text:style-name="T15">Phys</text:span> → Applies the gravitational force and integrates the objects positions and velocities in every instant.</text:p>
      <text:p text:style-name="P11"><text:span text:style-name="T15">LoadSave</text:span> → Loads the input parameters, initializes the other modules, save the results and finalizes (releases the resources of) the other modules when the simulation is done.</text:p>
      <text:p text:style-name="P13">CelestialSimulator → <text:span text:style-name="T3">The main program that uses the other modules to run a </text:span><text:soft-page-break/><text:span text:style-name="T3">simulation. (File: main.f90)</text:span></text:p>
      <text:p text:style-name="P13"/>
      <text:p text:style-name="P13"><text:span text:style-name="T3">Every module tries to hide its implementation, so the internal variables will be private, and their functionalities will be accessed by functions and procedures.</text:span></text:p>
      <text:p text:style-name="P13"/>
      <text:p text:style-name="P13"><text:span text:style-name="T3">Following, a brief description of the implementation of each module. More details are offered in the comments in the code.</text:span></text:p>
      <text:p text:style-name="P13"/>
      <text:p text:style-name="P13">Celestial: </text:p>
      <text:p text:style-name="P13"><text:span text:style-name="T3">The module contains a type called Body, which represent a generic celestial object, with name, mass, position, velocity and acceleration. All the public properties of an object are accessed by the functions get&lt;Property&gt;</text:span><text:span text:style-name="T9">(id)</text:span><text:span text:style-name="T3"> and set by set&lt;Property&gt;</text:span><text:span text:style-name="T9">(id). The module maintains a runtime allocated list of type(Body), which can be accessed by their index (id). The module can also provide some information about the whole system, like the position and velocity of the center of mass. </text:span><text:span text:style-name="T10">Calling initCelestial will allocate the space for the bodies list, and calling finalizeCelestial will free that space.</text:span></text:p>
      <text:p text:style-name="P13"/>
      <text:p text:style-name="P14"><text:span text:style-name="T17">Orbit</text:span>: <text:span text:style-name="T17">(use Celestial)</text:span></text:p>
      <text:p text:style-name="P14"><text:span text:style-name="T3">The module contains a type called </text:span><text:span text:style-name="T10">Orb</text:span><text:span text:style-name="T3">, which </text:span><text:span text:style-name="T10">contains some data about the orbit of a celestial body.</text:span><text:span text:style-name="T3"> </text:span><text:span text:style-name="T10">The module maintains a list of type(Orb), one for each object in Celestial. The procedure initOrbit initializes the module, allocating the space for the orbits, and the procedure finalizeOrbit frees that space in the end of the simulation. The module keeps track of the starting point of the object, calculates a convenient coordinate projection plane (the one where the projection of the orbit is bigger) and compare the current angle of the object in that plane with the angle in the start. Every time the object come back to the initial angle, a new orbit is counted. In this way is possible to obtain the period of an orbit, and the maximum and minimu</text:span><text:span text:style-name="T11">m</text:span><text:span text:style-name="T10"> distance of the object from the center of mass during that orbit.</text:span></text:p>
      <text:p text:style-name="P13"/>
      <text:p text:style-name="P14"><text:span text:style-name="T17">Phys</text:span>: <text:span text:style-name="T17">(use Celestial)</text:span></text:p>
      <text:p text:style-name="P14"><text:span text:style-name="T10">The module applies the gravitational force (function gravityForce) and integrate the position and velocities at the current time using the specified time step (function calculateNext). The procedure initPhys(deltat) is used to initialize Phys with the desired time step.</text:span></text:p>
      <text:p text:style-name="P14"/>
      <text:p text:style-name="P14"><text:span text:style-name="T17">LoadSave</text:span>: <text:span text:style-name="T17">(use Celestial, Phys, Orbit)</text:span></text:p>
      <text:p text:style-name="P14"><text:span text:style-name="T10">The module </text:span><text:span text:style-name="T11">initializes all the other modules, reading the parameters from the input file. In particular, loadSim loads the parameters from an input file, beginSaveSim open the output file to append the saved steps, saveSimStep saves the current simulation status in the output file, printInfo prints the status of the simulation on screen.</text:span></text:p>
      <text:p text:style-name="P14"><text:span text:style-name="T11"/></text:p>
      <text:p text:style-name="P16"><text:span text:style-name="T3">NOTE: The status of the simulation printed on screen also contains the center of mass's position and velocity, which are useful to estimate if the initial parameter are precise enough (the center of mass should be stationary in its frame of reference)</text:span></text:p>
      <text:p text:style-name="P16"/>
      <text:p text:style-name="P16"><text:span text:style-name="T3">When the simulation is done, closeSim closes the output file and releases the modules(calling their respective finalize).</text:span></text:p>
      <text:p text:style-name="P16"/>
      <text:p text:style-name="P15"><text:span text:style-name="T18">CelestialSimulator</text:span>: <text:span text:style-name="T18">(main.f90)</text:span> <text:span text:style-name="T17">(use Celestial, Phys, Orbit, LoadSave)</text:span></text:p>
      <text:p text:style-name="P16"><text:span text:style-name="T3">This is the main program. It is composed of only one procedure that reads the command line arguments, call the LoadSave module, get back the simulation information from it, and tuns the simulation by using the other modules. When the end time of the simulation is reached, the procedure unloads all the module by calling closeS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21T13:38:47.567914016</dc:date>
    <meta:editing-duration>PT37M29S</meta:editing-duration>
    <meta:editing-cycles>4</meta:editing-cycles>
    <meta:generator>LibreOffice/4.3.3.2$Linux_X86_64 LibreOffice_project/430m0$Build-2</meta:generator>
    <meta:document-statistic meta:table-count="0" meta:image-count="0" meta:object-count="0" meta:page-count="3" meta:paragraph-count="57" meta:word-count="1238" meta:character-count="7670" meta:non-whitespace-character-count="6487"/>
  </office:meta>
</office:document-meta>
</file>